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/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number-columns-repeated="2"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3"/>
          </calcext:conditional-format>
          <calcext:conditional-format calcext:target-range-address="'1103'.J10:'1103'.J10">
            <calcext:condition calcext:apply-style-name="Sin título3" calcext:value="&lt;3" calcext:base-cell-address="'1103'.J3"/>
          </calcext:conditional-format>
          <calcext:conditional-format calcext:target-range-address="'1103'.J32:'1103'.J32">
            <calcext:condition calcext:apply-style-name="Sin título3" calcext:value="&lt;3" calcext:base-cell-address="'1103'.J3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4:29:57.118194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05:10:07.421817977</dc:date>
    <dc:creator>Germán Ramírez</dc:creator>
    <meta:editing-duration>P1DT15H21M52S</meta:editing-duration>
    <meta:editing-cycles>60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978" meta:object-count="0"/>
  </office:meta>
</office:document-meta>
</file>